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id</text:p>
          </table:table-cell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atCapacity</text:p>
          </table:table-cell>
          <table:table-cell office:value-type="string" calcext:value-type="string">
            <text:p>ReservedSeats</text:p>
          </table:table-cell>
          <table:table-cell office:value-type="string" calcext:value-type="string">
            <text:p>MaxGrou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0-12-24T14:00:00" calcext:value-type="date">
            <text:p>24.12.20 14:00</text:p>
          </table:table-cell>
          <table:table-cell table:formula="of:=[.C2] +&quot;0:45&quot;" office:value-type="date" office:date-value="2020-12-24T14:45:00" calcext:value-type="date">
            <text:p>24.12.20 14:45</text:p>
          </table:table-cell>
          <table:table-cell table:formula="of:=&quot;Stationsgottesdienst &quot; &amp; [.A2]" office:value-type="string" office:string-value="Stationsgottesdienst 1" calcext:value-type="string">
            <text:p>Stationsgottesdienst 1</text:p>
          </table:table-cell>
          <table:table-cell table:formula="of:=&quot;Slot &quot; &amp; [.A2]" office:value-type="string" office:string-value="Slot 1" calcext:value-type="string">
            <text:p>Slot 1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&quot;0:10&quot;" office:value-type="date" office:date-value="2020-12-24T14:10:00" calcext:value-type="date">
            <text:p>24.12.20 14:10</text:p>
          </table:table-cell>
          <table:table-cell table:formula="of:=[.C3] +&quot;0:45&quot;" office:value-type="date" office:date-value="2020-12-24T14:55:00" calcext:value-type="date">
            <text:p>24.12.20 14:55</text:p>
          </table:table-cell>
          <table:table-cell table:formula="of:=&quot;Stationsgottesdienst &quot; &amp; [.A3]" office:value-type="string" office:string-value="Stationsgottesdienst 2" calcext:value-type="string">
            <text:p>Stationsgottesdienst 2</text:p>
          </table:table-cell>
          <table:table-cell table:formula="of:=&quot;Slot &quot; &amp; [.A3]" office:value-type="string" office:string-value="Slot 2" calcext:value-type="string">
            <text:p>Slot 2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]+&quot;0:10&quot;" office:value-type="date" office:date-value="2020-12-24T14:20:00" calcext:value-type="date">
            <text:p>24.12.20 14:20</text:p>
          </table:table-cell>
          <table:table-cell table:formula="of:=[.C4] +&quot;0:45&quot;" office:value-type="date" office:date-value="2020-12-24T15:05:00" calcext:value-type="date">
            <text:p>24.12.20 15:05</text:p>
          </table:table-cell>
          <table:table-cell table:formula="of:=&quot;Stationsgottesdienst &quot; &amp; [.A4]" office:value-type="string" office:string-value="Stationsgottesdienst 3" calcext:value-type="string">
            <text:p>Stationsgottesdienst 3</text:p>
          </table:table-cell>
          <table:table-cell table:formula="of:=&quot;Slot &quot; &amp; [.A4]" office:value-type="string" office:string-value="Slot 3" calcext:value-type="string">
            <text:p>Slot 3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4]+&quot;0:10&quot;" office:value-type="date" office:date-value="2020-12-24T14:30:00" calcext:value-type="date">
            <text:p>24.12.20 14:30</text:p>
          </table:table-cell>
          <table:table-cell table:formula="of:=[.C5] +&quot;0:45&quot;" office:value-type="date" office:date-value="2020-12-24T15:15:00" calcext:value-type="date">
            <text:p>24.12.20 15:15</text:p>
          </table:table-cell>
          <table:table-cell table:formula="of:=&quot;Stationsgottesdienst &quot; &amp; [.A5]" office:value-type="string" office:string-value="Stationsgottesdienst 4" calcext:value-type="string">
            <text:p>Stationsgottesdienst 4</text:p>
          </table:table-cell>
          <table:table-cell table:formula="of:=&quot;Slot &quot; &amp; [.A5]" office:value-type="string" office:string-value="Slot 4" calcext:value-type="string">
            <text:p>Slot 4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&quot;0:10&quot;" office:value-type="date" office:date-value="2020-12-24T14:40:00" calcext:value-type="date">
            <text:p>24.12.20 14:40</text:p>
          </table:table-cell>
          <table:table-cell table:formula="of:=[.C6] +&quot;0:45&quot;" office:value-type="date" office:date-value="2020-12-24T15:25:00" calcext:value-type="date">
            <text:p>24.12.20 15:25</text:p>
          </table:table-cell>
          <table:table-cell table:formula="of:=&quot;Stationsgottesdienst &quot; &amp; [.A6]" office:value-type="string" office:string-value="Stationsgottesdienst 5" calcext:value-type="string">
            <text:p>Stationsgottesdienst 5</text:p>
          </table:table-cell>
          <table:table-cell table:formula="of:=&quot;Slot &quot; &amp; [.A6]" office:value-type="string" office:string-value="Slot 5" calcext:value-type="string">
            <text:p>Slot 5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6]+&quot;0:10&quot;" office:value-type="date" office:date-value="2020-12-24T14:50:00" calcext:value-type="date">
            <text:p>24.12.20 14:50</text:p>
          </table:table-cell>
          <table:table-cell table:formula="of:=[.C7] +&quot;0:45&quot;" office:value-type="date" office:date-value="2020-12-24T15:35:00" calcext:value-type="date">
            <text:p>24.12.20 15:35</text:p>
          </table:table-cell>
          <table:table-cell table:formula="of:=&quot;Stationsgottesdienst &quot; &amp; [.A7]" office:value-type="string" office:string-value="Stationsgottesdienst 6" calcext:value-type="string">
            <text:p>Stationsgottesdienst 6</text:p>
          </table:table-cell>
          <table:table-cell table:formula="of:=&quot;Slot &quot; &amp; [.A7]" office:value-type="string" office:string-value="Slot 6" calcext:value-type="string">
            <text:p>Slot 6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]+&quot;0:10&quot;" office:value-type="date" office:date-value="2020-12-24T15:00:00" calcext:value-type="date">
            <text:p>24.12.20 15:00</text:p>
          </table:table-cell>
          <table:table-cell table:formula="of:=[.C8] +&quot;0:45&quot;" office:value-type="date" office:date-value="2020-12-24T15:45:00" calcext:value-type="date">
            <text:p>24.12.20 15:45</text:p>
          </table:table-cell>
          <table:table-cell table:formula="of:=&quot;Stationsgottesdienst &quot; &amp; [.A8]" office:value-type="string" office:string-value="Stationsgottesdienst 7" calcext:value-type="string">
            <text:p>Stationsgottesdienst 7</text:p>
          </table:table-cell>
          <table:table-cell table:formula="of:=&quot;Slot &quot; &amp; [.A8]" office:value-type="string" office:string-value="Slot 7" calcext:value-type="string">
            <text:p>Slot 7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]+&quot;0:10&quot;" office:value-type="date" office:date-value="2020-12-24T15:10:00" calcext:value-type="date">
            <text:p>24.12.20 15:10</text:p>
          </table:table-cell>
          <table:table-cell table:formula="of:=[.C9] +&quot;0:45&quot;" office:value-type="date" office:date-value="2020-12-24T15:55:00" calcext:value-type="date">
            <text:p>24.12.20 15:55</text:p>
          </table:table-cell>
          <table:table-cell table:formula="of:=&quot;Stationsgottesdienst &quot; &amp; [.A9]" office:value-type="string" office:string-value="Stationsgottesdienst 8" calcext:value-type="string">
            <text:p>Stationsgottesdienst 8</text:p>
          </table:table-cell>
          <table:table-cell table:formula="of:=&quot;Slot &quot; &amp; [.A9]" office:value-type="string" office:string-value="Slot 8" calcext:value-type="string">
            <text:p>Slot 8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9]+&quot;0:10&quot;" office:value-type="date" office:date-value="2020-12-24T15:20:00" calcext:value-type="date">
            <text:p>24.12.20 15:20</text:p>
          </table:table-cell>
          <table:table-cell table:formula="of:=[.C10] +&quot;0:45&quot;" office:value-type="date" office:date-value="2020-12-24T16:05:00" calcext:value-type="date">
            <text:p>24.12.20 16:05</text:p>
          </table:table-cell>
          <table:table-cell table:formula="of:=&quot;Stationsgottesdienst &quot; &amp; [.A10]" office:value-type="string" office:string-value="Stationsgottesdienst 9" calcext:value-type="string">
            <text:p>Stationsgottesdienst 9</text:p>
          </table:table-cell>
          <table:table-cell table:formula="of:=&quot;Slot &quot; &amp; [.A10]" office:value-type="string" office:string-value="Slot 9" calcext:value-type="string">
            <text:p>Slot 9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10]+&quot;0:10&quot;" office:value-type="date" office:date-value="2020-12-24T15:30:00" calcext:value-type="date">
            <text:p>24.12.20 15:30</text:p>
          </table:table-cell>
          <table:table-cell table:formula="of:=[.C11] +&quot;0:45&quot;" office:value-type="date" office:date-value="2020-12-24T16:15:00" calcext:value-type="date">
            <text:p>24.12.20 16:15</text:p>
          </table:table-cell>
          <table:table-cell table:formula="of:=&quot;Stationsgottesdienst &quot; &amp; [.A11]" office:value-type="string" office:string-value="Stationsgottesdienst 10" calcext:value-type="string">
            <text:p>Stationsgottesdienst 10</text:p>
          </table:table-cell>
          <table:table-cell table:formula="of:=&quot;Slot &quot; &amp; [.A11]" office:value-type="string" office:string-value="Slot 10" calcext:value-type="string">
            <text:p>Slot 10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11]+&quot;0:10&quot;" office:value-type="date" office:date-value="2020-12-24T15:40:00" calcext:value-type="date">
            <text:p>24.12.20 15:40</text:p>
          </table:table-cell>
          <table:table-cell table:formula="of:=[.C12] +&quot;0:45&quot;" office:value-type="date" office:date-value="2020-12-24T16:25:00" calcext:value-type="date">
            <text:p>24.12.20 16:25</text:p>
          </table:table-cell>
          <table:table-cell table:formula="of:=&quot;Stationsgottesdienst &quot; &amp; [.A12]" office:value-type="string" office:string-value="Stationsgottesdienst 11" calcext:value-type="string">
            <text:p>Stationsgottesdienst 11</text:p>
          </table:table-cell>
          <table:table-cell table:formula="of:=&quot;Slot &quot; &amp; [.A12]" office:value-type="string" office:string-value="Slot 11" calcext:value-type="string">
            <text:p>Slot 11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12]+&quot;0:10&quot;" office:value-type="date" office:date-value="2020-12-24T15:50:00" calcext:value-type="date">
            <text:p>24.12.20 15:50</text:p>
          </table:table-cell>
          <table:table-cell table:formula="of:=[.C13] +&quot;0:45&quot;" office:value-type="date" office:date-value="2020-12-24T16:35:00" calcext:value-type="date">
            <text:p>24.12.20 16:35</text:p>
          </table:table-cell>
          <table:table-cell table:formula="of:=&quot;Stationsgottesdienst &quot; &amp; [.A13]" office:value-type="string" office:string-value="Stationsgottesdienst 12" calcext:value-type="string">
            <text:p>Stationsgottesdienst 12</text:p>
          </table:table-cell>
          <table:table-cell table:formula="of:=&quot;Slot &quot; &amp; [.A13]" office:value-type="string" office:string-value="Slot 12" calcext:value-type="string">
            <text:p>Slot 12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13]+&quot;0:10&quot;" office:value-type="date" office:date-value="2020-12-24T16:00:00" calcext:value-type="date">
            <text:p>24.12.20 16:00</text:p>
          </table:table-cell>
          <table:table-cell table:formula="of:=[.C14] +&quot;0:45&quot;" office:value-type="date" office:date-value="2020-12-24T16:45:00" calcext:value-type="date">
            <text:p>24.12.20 16:45</text:p>
          </table:table-cell>
          <table:table-cell table:formula="of:=&quot;Stationsgottesdienst &quot; &amp; [.A14]" office:value-type="string" office:string-value="Stationsgottesdienst 13" calcext:value-type="string">
            <text:p>Stationsgottesdienst 13</text:p>
          </table:table-cell>
          <table:table-cell table:formula="of:=&quot;Slot &quot; &amp; [.A14]" office:value-type="string" office:string-value="Slot 13" calcext:value-type="string">
            <text:p>Slot 13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4]+&quot;0:10&quot;" office:value-type="date" office:date-value="2020-12-24T16:10:00" calcext:value-type="date">
            <text:p>24.12.20 16:10</text:p>
          </table:table-cell>
          <table:table-cell table:formula="of:=[.C15] +&quot;0:45&quot;" office:value-type="date" office:date-value="2020-12-24T16:55:00" calcext:value-type="date">
            <text:p>24.12.20 16:55</text:p>
          </table:table-cell>
          <table:table-cell table:formula="of:=&quot;Stationsgottesdienst &quot; &amp; [.A15]" office:value-type="string" office:string-value="Stationsgottesdienst 14" calcext:value-type="string">
            <text:p>Stationsgottesdienst 14</text:p>
          </table:table-cell>
          <table:table-cell table:formula="of:=&quot;Slot &quot; &amp; [.A15]" office:value-type="string" office:string-value="Slot 14" calcext:value-type="string">
            <text:p>Slot 14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5]+&quot;0:10&quot;" office:value-type="date" office:date-value="2020-12-24T16:20:00" calcext:value-type="date">
            <text:p>24.12.20 16:20</text:p>
          </table:table-cell>
          <table:table-cell table:formula="of:=[.C16] +&quot;0:45&quot;" office:value-type="date" office:date-value="2020-12-24T17:05:00" calcext:value-type="date">
            <text:p>24.12.20 17:05</text:p>
          </table:table-cell>
          <table:table-cell table:formula="of:=&quot;Stationsgottesdienst &quot; &amp; [.A16]" office:value-type="string" office:string-value="Stationsgottesdienst 15" calcext:value-type="string">
            <text:p>Stationsgottesdienst 15</text:p>
          </table:table-cell>
          <table:table-cell table:formula="of:=&quot;Slot &quot; &amp; [.A16]" office:value-type="string" office:string-value="Slot 15" calcext:value-type="string">
            <text:p>Slot 15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6]+&quot;0:10&quot;" office:value-type="date" office:date-value="2020-12-24T16:30:00" calcext:value-type="date">
            <text:p>24.12.20 16:30</text:p>
          </table:table-cell>
          <table:table-cell table:formula="of:=[.C17] +&quot;0:45&quot;" office:value-type="date" office:date-value="2020-12-24T17:15:00" calcext:value-type="date">
            <text:p>24.12.20 17:15</text:p>
          </table:table-cell>
          <table:table-cell table:formula="of:=&quot;Stationsgottesdienst &quot; &amp; [.A17]" office:value-type="string" office:string-value="Stationsgottesdienst 16" calcext:value-type="string">
            <text:p>Stationsgottesdienst 16</text:p>
          </table:table-cell>
          <table:table-cell table:formula="of:=&quot;Slot &quot; &amp; [.A17]" office:value-type="string" office:string-value="Slot 16" calcext:value-type="string">
            <text:p>Slot 16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7]+&quot;0:10&quot;" office:value-type="date" office:date-value="2020-12-24T16:40:00" calcext:value-type="date">
            <text:p>24.12.20 16:40</text:p>
          </table:table-cell>
          <table:table-cell table:formula="of:=[.C18] +&quot;0:45&quot;" office:value-type="date" office:date-value="2020-12-24T17:25:00" calcext:value-type="date">
            <text:p>24.12.20 17:25</text:p>
          </table:table-cell>
          <table:table-cell table:formula="of:=&quot;Stationsgottesdienst &quot; &amp; [.A18]" office:value-type="string" office:string-value="Stationsgottesdienst 17" calcext:value-type="string">
            <text:p>Stationsgottesdienst 17</text:p>
          </table:table-cell>
          <table:table-cell table:formula="of:=&quot;Slot &quot; &amp; [.A18]" office:value-type="string" office:string-value="Slot 17" calcext:value-type="string">
            <text:p>Slot 17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8]+&quot;0:10&quot;" office:value-type="date" office:date-value="2020-12-24T16:50:00" calcext:value-type="date">
            <text:p>24.12.20 16:50</text:p>
          </table:table-cell>
          <table:table-cell table:formula="of:=[.C19] +&quot;0:45&quot;" office:value-type="date" office:date-value="2020-12-24T17:35:00" calcext:value-type="date">
            <text:p>24.12.20 17:35</text:p>
          </table:table-cell>
          <table:table-cell table:formula="of:=&quot;Stationsgottesdienst &quot; &amp; [.A19]" office:value-type="string" office:string-value="Stationsgottesdienst 18" calcext:value-type="string">
            <text:p>Stationsgottesdienst 18</text:p>
          </table:table-cell>
          <table:table-cell table:formula="of:=&quot;Slot &quot; &amp; [.A19]" office:value-type="string" office:string-value="Slot 18" calcext:value-type="string">
            <text:p>Slot 18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9]+&quot;0:10&quot;" office:value-type="date" office:date-value="2020-12-24T17:00:00" calcext:value-type="date">
            <text:p>24.12.20 17:00</text:p>
          </table:table-cell>
          <table:table-cell table:formula="of:=[.C20] +&quot;0:45&quot;" office:value-type="date" office:date-value="2020-12-24T17:45:00" calcext:value-type="date">
            <text:p>24.12.20 17:45</text:p>
          </table:table-cell>
          <table:table-cell table:formula="of:=&quot;Stationsgottesdienst &quot; &amp; [.A20]" office:value-type="string" office:string-value="Stationsgottesdienst 19" calcext:value-type="string">
            <text:p>Stationsgottesdienst 19</text:p>
          </table:table-cell>
          <table:table-cell table:formula="of:=&quot;Slot &quot; &amp; [.A20]" office:value-type="string" office:string-value="Slot 19" calcext:value-type="string">
            <text:p>Slot 19</text:p>
          </table:table-cell>
          <table:table-cell office:value-type="string" calcext:value-type="string">
            <text:p>Kindergar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9T00:47:23.847719830</meta:creation-date>
    <dc:date>2020-11-19T01:04:08.244232713</dc:date>
    <meta:editing-duration>PT16M43S</meta:editing-duration>
    <meta:editing-cycles>2</meta:editing-cycles>
    <meta:generator>LibreOffice/7.0.3.1$Linux_X86_64 LibreOffice_project/d7547858d014d4cf69878db179d326fc3483e082</meta:generator>
    <meta:document-statistic meta:table-count="1" meta:cell-count="200" meta:object-count="0"/>
  </office:meta>
</office:document-meta>
</file>